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1pt" fo:font-weight="bold" officeooo:rsid="00191a06" officeooo:paragraph-rsid="00191a06" fo:background-color="#ffff00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91a06"/>
    </style:style>
    <style:style style:name="P6" style:family="paragraph" style:parent-style-name="Standard">
      <style:paragraph-properties fo:margin-top="0.302cm" fo:margin-bottom="0.302cm" style:contextual-spacing="false" fo:line-height="100%" fo:text-align="start" style:justify-single-word="false"/>
      <style:text-properties officeooo:paragraph-rsid="00191a06"/>
    </style:style>
    <style:style style:name="P7" style:family="paragraph" style:parent-style-name="Text_20_body">
      <style:paragraph-properties fo:line-height="100%" fo:text-align="start" style:justify-single-word="false"/>
      <style:text-properties fo:font-size="14pt" fo:font-weight="bold" officeooo:rsid="00191a06" officeooo:paragraph-rsid="001cbac9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146cm" style:contextual-spacing="false" fo:line-height="100%" fo:text-align="start" style:justify-single-word="false"/>
      <style:text-properties fo:font-size="14pt" fo:font-weight="bold" officeooo:rsid="00191a06" officeooo:paragraph-rsid="001cbac9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size="14pt" fo:font-weight="bold" officeooo:rsid="00191a06" officeooo:paragraph-rsid="001cbac9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top="0.201cm" fo:margin-bottom="0.201cm" style:contextual-spacing="false" fo:line-height="100%" fo:text-align="start" style:justify-single-word="false"/>
      <style:text-properties fo:font-size="14pt" fo:font-weight="bold" officeooo:rsid="00191a06" officeooo:paragraph-rsid="001cbac9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margin-top="0.302cm" fo:margin-bottom="0.302cm" style:contextual-spacing="false" fo:line-height="100%" fo:text-align="start" style:justify-single-word="false"/>
      <style:text-properties fo:font-size="14pt" fo:font-weight="bold" officeooo:rsid="00191a06" officeooo:paragraph-rsid="001cbac9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.247cm" style:contextual-spacing="false" fo:line-height="100%"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margin-top="0.201cm" fo:margin-bottom="0.201cm" style:contextual-spacing="false" fo:line-height="100%"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margin-top="0.201cm" fo:margin-bottom="0.247cm" style:contextual-spacing="false" fo:line-height="100%" fo:text-align="start" style:justify-single-word="false"/>
      <style:text-properties fo:font-size="14pt" fo:font-weight="bold" officeooo:rsid="00191a06" officeooo:paragraph-rsid="00191a06" style:font-size-asian="12.25pt" style:font-weight-asian="bold" style:font-size-complex="14pt" style:font-weight-complex="bold"/>
    </style:style>
    <style:style style:name="T1" style:family="text">
      <style:text-properties fo:font-size="14pt" fo:font-weight="bold" officeooo:rsid="00191a06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91a06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bac9" style:font-weight-asian="normal" style:font-weight-complex="normal"/>
    </style:style>
    <style:style style:name="T7" style:family="text">
      <style:text-properties officeooo:rsid="001cbac9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cbac9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z RGPD</text:p>
      <text:p text:style-name="P3"><text:span text:style-name="Strong_20_Emphasis"/></text:p>
      <text:p text:style-name="P4"><text:span text:style-name="Strong_20_Emphasis">1-Qu’est-ce qu’une donnée à caractère personnel ?</text:span></text:p>
      <text:p text:style-name="P3"><text:span text:style-name="Strong_20_Emphasis"><text:span text:style-name="T8">b. Une information relative à une personne physique uniquement</text:span></text:span></text:p>
      <text:p text:style-name="P4"><text:span text:style-name="Strong_20_Emphasis">2-Quels sont les huit règles d’or RGPD que tout organisme se doit de respecter ?</text:span></text:p>
      <text:p text:style-name="P3"><text:span text:style-name="Strong_20_Emphasis"><text:span text:style-name="T8">a. La licéité des traitements</text:span></text:span></text:p>
      <text:p text:style-name="P3"><text:span text:style-name="Strong_20_Emphasis"><text:span text:style-name="T8">b. La finalité des traitements</text:span></text:span></text:p>
      <text:p text:style-name="P3"><text:span text:style-name="Strong_20_Emphasis"><text:span text:style-name="T8">d. La minimisation des données</text:span></text:span></text:p>
      <text:p text:style-name="P3"><text:span text:style-name="Strong_20_Emphasis"><text:span text:style-name="T8">e. La protection particulière des données sensibles</text:span></text:span></text:p>
      <text:p text:style-name="P3"><text:span text:style-name="Strong_20_Emphasis"><text:span text:style-name="T8">g. La durée de conservation limitée des données</text:span></text:span></text:p>
      <text:p text:style-name="P3"><text:span text:style-name="Strong_20_Emphasis"><text:span text:style-name="T8">h. Les mesures de sécurité des données</text:span></text:span></text:p>
      <text:p text:style-name="P3"><text:span text:style-name="Strong_20_Emphasis"><text:span text:style-name="T8">j. La transparence</text:span></text:span></text:p>
      <text:p text:style-name="P3"><text:span text:style-name="Strong_20_Emphasis"><text:span text:style-name="T8">k. Le droit des personnes</text:span></text:span></text:p>
      <text:p text:style-name="P6"><text:span text:style-name="Strong_20_Emphasis"><text:span text:style-name="T1">3</text:span></text:span><text:span text:style-name="Strong_20_Emphasis"><text:span text:style-name="T3">-</text:span></text:span><text:span text:style-name="Strong_20_Emphasis"><text:span text:style-name="T4">Savez-vous comment le consentement d’un utilisateur de recevoir de la publicité par e-mail doit être obtenu ?</text:span></text:span><text:span text:style-name="Strong_20_Emphasis"><text:span text:style-name="T2"> </text:span></text:span></text:p>
      <text:p text:style-name="P5"><text:span text:style-name="Strong_20_Emphasis"><text:span text:style-name="T8">c. S’il est collecté de façon spécifique par le biais d’une case à cocher.</text:span></text:span></text:p>
      <text:p text:style-name="P11"><text:span text:style-name="Strong_20_Emphasis">4</text:span><text:span text:style-name="Strong_20_Emphasis"><text:span text:style-name="T5">-</text:span></text:span><text:span text:style-name="Strong_20_Emphasis">Est-il possible d’utiliser les données pour autre chose que leur finalité initiale sans en informer les personnes ?</text:span></text:p>
      <text:p text:style-name="P8"><text:span text:style-name="Strong_20_Emphasis"><text:span text:style-name="T8">b. Non.</text:span></text:span></text:p>
      <text:p text:style-name="P9"><text:span text:style-name="Strong_20_Emphasis">5</text:span><text:span text:style-name="Strong_20_Emphasis"><text:span text:style-name="T5">-</text:span></text:span><text:span text:style-name="Strong_20_Emphasis">Est-il possible de collecter le numéro de sécurité sociale de n’importe qui ?</text:span><text:span text:style-name="Strong_20_Emphasis"><text:span text:style-name="T5"> </text:span></text:span></text:p>
      <text:p text:style-name="P10"><text:span text:style-name="Strong_20_Emphasis"><text:span text:style-name="T8">b. Non </text:span></text:span><text:span text:style-name="Strong_20_Emphasis"><text:span text:style-name="T9">(quelque organisme peuvent).</text:span></text:span></text:p>
      <text:p text:style-name="P9"><text:span text:style-name="Strong_20_Emphasis">6</text:span><text:span text:style-name="Strong_20_Emphasis"><text:span text:style-name="T5">-</text:span></text:span><text:span text:style-name="Strong_20_Emphasis">Dans les catégories de données suivantes, laquelle ne fait pas partie de la définition des données sensibles du RGPD mais doit quand même être encadrée comme une catégorie sensible ?</text:span></text:p>
      <text:p text:style-name="P10"><text:span text:style-name="Strong_20_Emphasis"><text:span text:style-name="T8">d. Les données sur l’opinion religieuse ou philosophique</text:span></text:span></text:p>
      <text:p text:style-name="P9"><text:span text:style-name="Strong_20_Emphasis">7</text:span><text:span text:style-name="Strong_20_Emphasis"><text:span text:style-name="T5">-</text:span></text:span><text:span text:style-name="Strong_20_Emphasis">Est-il obligatoire de mettre en place des durées de conservation pour tous les traitements de données ?</text:span></text:p>
      <text:p text:style-name="P7"><text:span text:style-name="Strong_20_Emphasis"><text:span text:style-name="T8">a. Oui</text:span></text:span></text:p>
      <text:p text:style-name="P16"><text:span text:style-name="Strong_20_Emphasis">8</text:span><text:span text:style-name="Strong_20_Emphasis"><text:span text:style-name="T5">-</text:span></text:span><text:span text:style-name="Strong_20_Emphasis">Nommez les 3 principes de la sécurité des données</text:span><text:span text:style-name="Strong_20_Emphasis"><text:span text:style-name="T5"> </text:span></text:span></text:p>
      <text:p text:style-name="P12"><text:span text:style-name="Strong_20_Emphasis"><text:span text:style-name="T8">a. Confidentialité</text:span></text:span></text:p>
      <text:p text:style-name="P12"><text:span text:style-name="Strong_20_Emphasis"><text:span text:style-name="T8">c. Intégrité</text:span></text:span></text:p>
      <text:p text:style-name="P13"><text:span text:style-name="Strong_20_Emphasis"><text:span text:style-name="T8">d. Disponibilité</text:span></text:span></text:p>
      <text:p text:style-name="P15"><text:span text:style-name="Strong_20_Emphasis">9</text:span><text:span text:style-name="Strong_20_Emphasis"><text:span text:style-name="T5">-</text:span></text:span><text:span text:style-name="Strong_20_Emphasis">Est-ce qu’il est obligatoire d’informer les personnes de ce que vous faites de leur données avant de les collecter ?</text:span></text:p>
      <text:p text:style-name="P14"><text:span text:style-name="Strong_20_Emphasis"><text:span text:style-name="T8">a. Oui</text:span></text:span></text:p>
      <text:p text:style-name="P17"><text:span text:style-name="Strong_20_Emphasis">10</text:span><text:span text:style-name="Strong_20_Emphasis"><text:span text:style-name="T5">-</text:span></text:span><text:span text:style-name="Strong_20_Emphasis">De combien de temps disposez-vous pour répondre à une demande d’exercice de droits d’un utilisateur/clients/usagers sur ses données personnelles ?</text:span><text:span text:style-name="Strong_20_Emphasis"><text:span text:style-name="T5"> </text:span></text:span></text:p>
      <text:p text:style-name="P2"><text:span text:style-name="Strong_20_Emphasis"><text:span text:style-name="T8">c. Un mois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0:58:38.300362173</meta:creation-date>
    <dc:date>2023-11-30T12:05:50.217530138</dc:date>
    <meta:editing-duration>PT6M</meta:editing-duration>
    <meta:editing-cycles>1</meta:editing-cycles>
    <meta:document-statistic meta:table-count="0" meta:image-count="0" meta:object-count="0" meta:page-count="1" meta:paragraph-count="30" meta:word-count="264" meta:character-count="1627" meta:non-whitespace-character-count="1388"/>
    <meta:generator>LibreOffice/7.3.7.2$Linux_X86_64 LibreOffice_project/30$Build-2</meta:generator>
  </office:meta>
</office:document-meta>
</file>